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office:version="1.3">
  <office:body>
    <office:text>
      <text:p>Sample ODT Document</text:p>
      <text:p>This is a sample OpenDocument Text file for download testing.</text:p>
    </office:text>
  </office:body>
</office:document-content>
</file>